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weight="bold" officeooo:rsid="001df652" officeooo:paragraph-rsid="001df65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1df652" officeooo:paragraph-rsid="001df652"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5pt" fo:font-weight="normal" officeooo:rsid="001df652" officeooo:paragraph-rsid="001df652" style:font-size-asian="15pt" style:font-weight-asian="normal" style:font-size-complex="15pt" style:font-weight-complex="normal"/>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Text_20_body">
      <style:paragraph-properties fo:text-align="start" style:justify-single-word="false"/>
      <style:text-properties fo:font-size="15pt" fo:font-weight="normal" officeooo:rsid="001df652" officeooo:paragraph-rsid="001df652" style:font-size-asian="15pt" style:font-weight-asian="normal" style:font-size-complex="15pt" style:font-weight-complex="normal"/>
    </style:style>
    <style:style style:name="P6" style:family="paragraph" style:parent-style-name="Text_20_body">
      <style:paragraph-properties fo:text-align="start" style:justify-single-word="false"/>
      <style:text-properties fo:font-size="15pt" fo:font-weight="normal" officeooo:paragraph-rsid="001df652" style:font-size-asian="15pt" style:font-weight-asian="normal" style:font-size-complex="15pt" style:font-weight-complex="normal"/>
    </style:style>
    <style:style style:name="P7" style:family="paragraph" style:parent-style-name="Text_20_body">
      <style:paragraph-properties fo:text-align="start" style:justify-single-word="false"/>
      <style:text-properties officeooo:paragraph-rsid="001df652"/>
    </style:style>
    <style:style style:name="P8" style:family="paragraph" style:parent-style-name="Text_20_body" style:list-style-name="L2">
      <style:paragraph-properties fo:text-align="start" style:justify-single-word="false"/>
      <style:text-properties officeooo:paragraph-rsid="001df652"/>
    </style:style>
    <style:style style:name="P9" style:family="paragraph" style:parent-style-name="Text_20_body" style:list-style-name="L4">
      <style:paragraph-properties fo:text-align="start" style:justify-single-word="false"/>
      <style:text-properties officeooo:paragraph-rsid="001df652"/>
    </style:style>
    <style:style style:name="P10" style:family="paragraph" style:parent-style-name="Text_20_body">
      <style:paragraph-properties fo:text-align="center" style:justify-single-word="false"/>
      <style:text-properties officeooo:paragraph-rsid="001df652"/>
    </style:style>
    <style:style style:name="T1" style:family="text">
      <style:text-properties officeooo:rsid="001df652"/>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1df652" style:font-size-asian="15pt" style:font-weight-asian="normal" style:font-size-complex="15pt" style:font-weight-complex="normal"/>
    </style:style>
    <style:style style:name="T4" style:family="text">
      <style:text-properties loext:padding="0.049cm" loext:border="0.06pt solid #d9d9e3"/>
    </style:style>
    <style:style style:name="T5" style:family="text">
      <style:text-properties fo:font-weight="bold" style:font-weight-asian="bold" style:font-weight-complex="bold"/>
    </style:style>
    <style:style style:name="T6" style:family="text">
      <style:text-properties fo:font-size="20pt" fo:font-weight="bold" officeooo:rsid="001df652" style:font-size-asian="20pt" style:font-weight-asian="bold" style:font-size-complex="2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Metal Detector</text:span></text:p>
      <text:p text:style-name="P1"/>
      <text:p text:style-name="P5">A metal detector is an electronic device designed to detect the presence of metal objects in its vicinity. </text:p>
      <text:p text:style-name="P5"><text:span text:style-name="T5">Principle =</text:span> It operates on the principle of electromagnetic induction, utilizing coils and oscillating circuits to identify the presence of metal. </text:p>
      <text:p text:style-name="P7"><text:span text:style-name="T3">Here's a breakdown of how a typical metal detector works:</text:span></text:p>
      <text:list text:style-name="L4">
        <text:list-item>
          <text:p text:style-name="P9"><text:span text:style-name="Strong_20_Emphasis"><text:span text:style-name="T4">Coil System (Search Coil) :</text:span></text:span> The fundamental component of a metal detector is a coil of wire, often referred to as the search coil. This coil generates an electromagnetic field when an electric current flows through it.</text:p>
        </text:list-item>
        <text:list-item>
          <text:p text:style-name="P9"><text:span text:style-name="Strong_20_Emphasis"><text:span text:style-name="T4">Oscillator Circuit:</text:span></text:span> The metal detector contains an oscillator circuit that produces an alternating current (AC) in the search coil. This alternating current generates a changing magnetic field around the coil.</text:p>
        </text:list-item>
        <text:list-item>
          <text:p text:style-name="P9"><text:span text:style-name="Strong_20_Emphasis"><text:span text:style-name="T4">Emission of Electromagnetic Field:</text:span></text:span> As the alternating current passes through the search coil, it emits an electromagnetic field into the surrounding space. The frequency of this emitted field depends on the characteristics of the metal detector.</text:p>
        </text:list-item>
        <text:list-item>
          <text:p text:style-name="P9"><text:span text:style-name="Strong_20_Emphasis"><text:span text:style-name="T4">Interaction with Metal Objects:</text:span></text:span> When the electromagnetic field encounters a metal object, it induces eddy currents in the metal. These eddy currents generate their own magnetic fields, which in turn interact with the original electromagnetic field produced by the search coil.</text:p>
        </text:list-item>
        <text:list-item>
          <text:p text:style-name="P9"><text:span text:style-name="Strong_20_Emphasis"><text:span text:style-name="T4">Signal Response:</text:span></text:span> The interaction between the induced magnetic field from the metal and the original field from the coil causes a disturbance in the oscillation of the detector's circuit. This disturbance results in a change in the electrical signal.</text:p>
        </text:list-item>
        <text:list-item>
          <text:p text:style-name="P9"><text:span text:style-name="Strong_20_Emphasis"><text:span text:style-name="T4">Detection Mechanism:</text:span></text:span> The metal detector is equipped with a detection mechanism, often involving a control unit or microcontroller, that analyzes the changes in the signal. When a significant alteration indicative of the presence of metal is detected, the detector signals the user.</text:p>
        </text:list-item>
        <text:list-item>
          <text:p text:style-name="P9"><text:span text:style-name="Strong_20_Emphasis"><text:span text:style-name="T4">Alerting the User:</text:span></text:span> Metal detectors commonly use audio signals, such as beeps or varying tones, to alert the user to the presence of metal. Additionally, some models may include visual indicators like LED lights or displays. <text:span text:style-name="T1">And in our project’s case , an alert signal is send to the control server .</text:span></text:p>
        </text:list-item>
        <text:list-item>
          <text:p text:style-name="P9"><text:span text:style-name="Strong_20_Emphasis"><text:span text:style-name="T4">Discrimination and Sensitivity Settings:</text:span></text:span> Many modern metal detectors allow users to adjust sensitivity settings to account for different types and sizes of metal objects. Some advanced models also feature discrimination settings, enabling users to filter out certain types of metals.</text:p>
        </text:list-item>
      </text:list>
      <text:p text:style-name="P4"><text:soft-page-break/>Metal detectors find applications in various fields, including security screening, archaeological exploration, and recreational treasure hunting. They come in a range of sizes and designs, from handheld devices for personal use to large, specialized units for industrial or security purpose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20:34:56.116000000</meta:creation-date>
    <dc:date>2024-01-24T21:21:40.639000000</dc:date>
    <meta:editing-duration>PT47M22S</meta:editing-duration>
    <meta:editing-cycles>1</meta:editing-cycles>
    <meta:document-statistic meta:table-count="0" meta:image-count="0" meta:object-count="0" meta:page-count="2" meta:paragraph-count="13" meta:word-count="416" meta:character-count="2685" meta:non-whitespace-character-count="2288"/>
    <meta:generator>LibreOffice/7.6.0.3$Windows_X86_64 LibreOffice_project/69edd8b8ebc41d00b4de3915dc82f8f0fc3b6265</meta:generator>
  </office:meta>
</office:document-meta>
</file>